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32cm" fo:break-before="auto" style:use-optimal-row-height="fals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fo:wrap-option="wrap" fo:border-left="none" fo:border-right="none" fo:border-top="none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b6ff5c" fo:border="0.74pt solid #000000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wrap-option="wrap"/>
    </style:style>
    <style:style style:name="gr1" style:family="graphic">
      <style:graphic-properties draw:fill-color="#ff0000" draw:textarea-horizontal-align="justify" draw:textarea-vertical-align="middle" draw:auto-grow-height="false" fo:min-height="0.213cm" fo:min-width="1.087cm"/>
      <style:paragraph-properties fo:text-align="center"/>
    </style:style>
    <style:style style:name="gr2" style:family="graphic">
      <style:graphic-properties draw:fill-color="#b6ff5c" draw:textarea-horizontal-align="justify" draw:textarea-vertical-align="middle" draw:auto-grow-height="false" fo:min-height="1.581cm" fo:min-width="1.688cm"/>
      <style:paragraph-properties fo:text-align="center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b6ff5c"/>
      <style:paragraph-properties fo:text-align="center"/>
    </style:style>
  </office:automatic-styles>
  <office:body>
    <office:spreadsheet>
      <table:table table:name="Лист1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6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6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2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13" table:number-columns-spanned="1" table:number-rows-spanned="2"/>
          <table:table-cell table:style-name="ce13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3800" calcext:value-type="float">
            <text:p>48003800</text:p>
          </table:table-cell>
          <table:covered-table-cell/>
          <table:covered-table-cell table:style-name="ce13"/>
          <table:covered-table-cell/>
        </table:table-row>
        <table:table-row table:style-name="ro3"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3"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4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table:number-columns-spanned="2" table:number-rows-spanned="1"/>
          <table:covered-table-cell/>
          <table:table-cell/>
          <table:table-cell table:style-name="Default"/>
          <table:table-cell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14" table:number-columns-spanned="1" table:number-rows-spanned="4"/>
          <table:table-cell table:style-name="ce13" office:value-type="string" calcext:value-type="string" table:number-columns-spanned="2" table:number-rows-spanned="4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7900" calcext:value-type="float">
            <text:p>13557900</text:p>
          </table:table-cell>
          <table:table-cell/>
          <table:covered-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100" calcext:value-type="float">
            <text:p>13561100</text:p>
          </table:table-cell>
          <table:table-cell/>
          <table:covered-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44300" calcext:value-type="float">
            <text:p>34444300</text:p>
          </table:table-cell>
          <table:table-cell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6T14:22:40.497000000</dc:date>
    <meta:editing-duration>PT1H44M14S</meta:editing-duration>
    <meta:editing-cycles>7</meta:editing-cycles>
    <meta:generator>LibreOffice/7.4.2.3$Windows_X86_64 LibreOffice_project/382eef1f22670f7f4118c8c2dd222ec7ad009daf</meta:generator>
    <meta:document-statistic meta:table-count="1" meta:cell-count="21" meta:object-count="2"/>
  </office:meta>
</office:document-meta>
</file>